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.358cm" style:use-optimal-column-width="false"/>
    </style:style>
    <style:style style:name="co2" style:family="table-column">
      <style:table-column-properties style:column-width="2.012cm" style:use-optimal-column-width="false"/>
    </style:style>
    <style:style style:name="co3" style:family="table-column">
      <style:table-column-properties style:column-width="3.056cm" style:use-optimal-column-width="false"/>
    </style:style>
    <style:style style:name="co4" style:family="table-column">
      <style:table-column-properties style:column-width="4.062cm" style:use-optimal-column-width="false"/>
    </style:style>
    <style:style style:name="co5" style:family="table-column">
      <style:table-column-properties style:column-width="4.769cm" style:use-optimal-column-width="false"/>
    </style:style>
    <style:style style:name="co6" style:family="table-column">
      <style:table-column-properties style:column-width="4.994cm" style:use-optimal-column-width="false"/>
    </style:style>
    <style:style style:name="co7" style:family="table-column">
      <style:table-column-properties style:column-width="4.947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776cm" svg:x="1.4cm" svg:y="-0.298cm" presentation:class="title" presentation:user-transformed="true">
          <draw:text-box>
            <text:p>Kata Kata Penghitung Dalam Bahasa Jepang (助数詞)<text:line-break/>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jut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nsep bilangan dan penulisannya dapat dilihat pada slide 3</text:p>
              </text:list-item>
              <text:list-item>
                <text:p>Pada sesi ini, akan dijelaskan tentang bilangan di jepang dalam konteks menghitung atau menyatakan sesuatu</text:p>
              </text:list-item>
              <text:list-item>
                <text:p>Kata kata penghitungnya disebut <text:span text:style-name="T1">josūshi</text:span> (助数詞)</text:p>
              </text:list-item>
              <text:list-item>
                <text:p>Contoh bahasa indonesia : satu <text:span text:style-name="T1">buah</text:span>, dua <text:span text:style-name="T1">batang</text:span>, tiga <text:span text:style-name="T1">lembar</text:span>, <text:span text:style-name="T1">urutan ke-</text:span>empat, lima <text:span text:style-name="T1">ekor</text:span>, enam <text:span text:style-name="T1">orang</text:span>, d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abel</text:p>
          </draw:text-box>
        </draw:frame>
        <draw:frame draw:style-name="standard" draw:layer="layout" svg:width="25.197cm" svg:height="15.84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2">No</text:p>
              </table:table-cell>
              <table:table-cell>
                <text:p text:style-name="P2">Jp No</text:p>
              </table:table-cell>
              <table:table-cell>
                <text:p text:style-name="P2">Baca</text:p>
              </table:table-cell>
              <table:table-cell>
                <text:p text:style-name="P2">Banyaknya Benda</text:p>
                <text:p text:style-name="P2">つ</text:p>
              </table:table-cell>
              <table:table-cell>
                <text:p text:style-name="P2">Banyaknya Manusia</text:p>
                <text:p text:style-name="P2">人</text:p>
              </table:table-cell>
              <table:table-cell>
                <text:p text:style-name="P2">Banyaknya Benda (lembaran)</text:p>
                <text:p text:style-name="P2">枚</text:p>
              </table:table-cell>
              <table:table-cell>
                <text:p text:style-name="P2">Banyaknya Benda (batangan)</text:p>
                <text:p text:style-name="P2">本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一</text:p>
              </table:table-cell>
              <table:table-cell>
                <text:p>いち</text:p>
              </table:table-cell>
              <table:table-cell>
                <text:p>ひとつ</text:p>
              </table:table-cell>
              <table:table-cell>
                <text:p>ひとり</text:p>
              </table:table-cell>
              <table:table-cell>
                <text:p>いちまい</text:p>
              </table:table-cell>
              <table:table-cell>
                <text:p>いっぽん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二</text:p>
              </table:table-cell>
              <table:table-cell>
                <text:p>に</text:p>
              </table:table-cell>
              <table:table-cell>
                <text:p>ふたつ</text:p>
              </table:table-cell>
              <table:table-cell>
                <text:p>ふたり</text:p>
              </table:table-cell>
              <table:table-cell>
                <text:p>にまい</text:p>
              </table:table-cell>
              <table:table-cell>
                <text:p>にほん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三</text:p>
              </table:table-cell>
              <table:table-cell>
                <text:p>さん</text:p>
              </table:table-cell>
              <table:table-cell>
                <text:p>みっつ</text:p>
              </table:table-cell>
              <table:table-cell>
                <text:p>さんにん</text:p>
              </table:table-cell>
              <table:table-cell>
                <text:p>さんまい</text:p>
              </table:table-cell>
              <table:table-cell>
                <text:p>さんぼん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四</text:p>
              </table:table-cell>
              <table:table-cell>
                <text:p>よん</text:p>
              </table:table-cell>
              <table:table-cell>
                <text:p>よっつ</text:p>
              </table:table-cell>
              <table:table-cell>
                <text:p>よにん</text:p>
              </table:table-cell>
              <table:table-cell>
                <text:p>よんまい</text:p>
              </table:table-cell>
              <table:table-cell>
                <text:p>よんほん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五</text:p>
              </table:table-cell>
              <table:table-cell>
                <text:p>ご</text:p>
              </table:table-cell>
              <table:table-cell>
                <text:p>いつつ</text:p>
              </table:table-cell>
              <table:table-cell>
                <text:p>ごにん</text:p>
              </table:table-cell>
              <table:table-cell>
                <text:p>ごまい</text:p>
              </table:table-cell>
              <table:table-cell>
                <text:p>ごほん</text:p>
              </table:table-cell>
            </table:table-row>
            <table:table-row table:style-name="ro1" table:default-cell-style-name="gray1">
              <table:table-cell>
                <text:p>6</text:p>
              </table:table-cell>
              <table:table-cell>
                <text:p>六</text:p>
              </table:table-cell>
              <table:table-cell>
                <text:p>ろく</text:p>
              </table:table-cell>
              <table:table-cell>
                <text:p>むっつ</text:p>
              </table:table-cell>
              <table:table-cell>
                <text:p>ろくにん</text:p>
              </table:table-cell>
              <table:table-cell>
                <text:p>ろくまい</text:p>
              </table:table-cell>
              <table:table-cell>
                <text:p>ろっぽん</text:p>
              </table:table-cell>
            </table:table-row>
            <table:table-row table:style-name="ro1" table:default-cell-style-name="gray2">
              <table:table-cell>
                <text:p>7</text:p>
              </table:table-cell>
              <table:table-cell>
                <text:p>七</text:p>
              </table:table-cell>
              <table:table-cell>
                <text:p>なな</text:p>
              </table:table-cell>
              <table:table-cell>
                <text:p>ななつ</text:p>
              </table:table-cell>
              <table:table-cell>
                <text:p>しちにん</text:p>
              </table:table-cell>
              <table:table-cell>
                <text:p>ななまい</text:p>
              </table:table-cell>
              <table:table-cell>
                <text:p>ななほん</text:p>
              </table:table-cell>
            </table:table-row>
            <table:table-row table:style-name="ro1" table:default-cell-style-name="gray1">
              <table:table-cell>
                <text:p>8</text:p>
              </table:table-cell>
              <table:table-cell>
                <text:p>八</text:p>
              </table:table-cell>
              <table:table-cell>
                <text:p>はち</text:p>
              </table:table-cell>
              <table:table-cell>
                <text:p>やっつ</text:p>
              </table:table-cell>
              <table:table-cell>
                <text:p>はちにん</text:p>
              </table:table-cell>
              <table:table-cell>
                <text:p>はちまい</text:p>
              </table:table-cell>
              <table:table-cell>
                <text:p>はっぽん</text:p>
              </table:table-cell>
            </table:table-row>
            <table:table-row table:style-name="ro1" table:default-cell-style-name="gray2">
              <table:table-cell>
                <text:p>9</text:p>
              </table:table-cell>
              <table:table-cell>
                <text:p>九</text:p>
              </table:table-cell>
              <table:table-cell>
                <text:p>きゅう</text:p>
              </table:table-cell>
              <table:table-cell>
                <text:p>ここのつ</text:p>
              </table:table-cell>
              <table:table-cell>
                <text:p>きゅうにん</text:p>
              </table:table-cell>
              <table:table-cell>
                <text:p>きゅうまい</text:p>
              </table:table-cell>
              <table:table-cell>
                <text:p>きゅうほん</text:p>
              </table:table-cell>
            </table:table-row>
            <table:table-row table:style-name="ro1" table:default-cell-style-name="gray1">
              <table:table-cell>
                <text:p>10</text:p>
              </table:table-cell>
              <table:table-cell>
                <text:p>十</text:p>
              </table:table-cell>
              <table:table-cell>
                <text:p>じゅう</text:p>
              </table:table-cell>
              <table:table-cell>
                <text:p>とお</text:p>
              </table:table-cell>
              <table:table-cell>
                <text:p>じゅうにん</text:p>
              </table:table-cell>
              <table:table-cell>
                <text:p>じゅうまい</text:p>
              </table:table-cell>
              <table:table-cell>
                <text:p>じゅっぽん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nghitung Barang/Benda (つ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danan bahasa Indonesia = buah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rther Read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punipunijapan.com/?s=counting" xlink:type="simple">http://www.punipunijapan.com/?s=counting</text:a></text:p>
              </text:list-item>
              <text:list-item>
                <text:p><text:a xlink:href="https://en.wikipedia.org/wiki/Japanese_counter_word" xlink:type="simple">https://en.wikipedia.org/wiki/Japanese_counter_word</text:a></text:p>
              </text:list-item>
              <text:list-item>
                <text:p><text:a xlink:href="http://www.mementoslangues.fr/Japonais/Grammaire/JapaneseCounterWords.pdf" xlink:type="simple">http://www.mementoslangues.fr/Japonais/Grammaire/JapaneseCounterWords.pdf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4T20:59:12.611441781</meta:creation-date>
    <dc:date>2018-03-16T10:08:19.442133620</dc:date>
    <meta:editing-duration>PT3H32M18S</meta:editing-duration>
    <meta:editing-cycles>6</meta:editing-cycles>
    <meta:generator>LibreOffice/5.1.6.2$Linux_X86_64 LibreOffice_project/10m0$Build-2</meta:generator>
    <meta:document-statistic meta:object-count="41"/>
  </office:meta>
</office:document-meta>
</file>